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ootlight MT Light" svg:font-family="'Footlight MT Ligh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Times New Roman" svg:font-family="'Times New Roman'" style:font-family-generic="roman" style:font-pitch="variable"/>
    <style:font-face style:name="Times New Roman1" svg:font-family="'Times New Roman', serif"/>
  </office:font-face-decls>
  <office:automatic-styles>
    <style:style style:name="Table1" style:family="table">
      <style:table-properties style:width="6.1597in" table:align="left"/>
    </style:style>
    <style:style style:name="Table1.A" style:family="table-column">
      <style:table-column-properties style:column-width="0.6222in"/>
    </style:style>
    <style:style style:name="Table1.B" style:family="table-column">
      <style:table-column-properties style:column-width="0.6118in"/>
    </style:style>
    <style:style style:name="Table1.J" style:family="table-column">
      <style:table-column-properties style:column-width="0.6431in"/>
    </style:style>
    <style:style style:name="Table1.A1" style:family="table-cell">
      <style:table-cell-properties fo:padding="0in" fo:border="none"/>
    </style:style>
    <style:style style:name="P1" style:family="paragraph" style:parent-style-name="Standard">
      <style:text-properties style:font-name="Times New Roman" officeooo:rsid="000b342d" officeooo:paragraph-rsid="000b342d"/>
    </style:style>
    <style:style style:name="P2" style:family="paragraph" style:parent-style-name="Standard">
      <style:text-properties style:font-name="Times New Roman" officeooo:rsid="000b342d" officeooo:paragraph-rsid="000c2476"/>
    </style:style>
    <style:style style:name="P3" style:family="paragraph" style:parent-style-name="Standard" style:list-style-name="L1">
      <style:text-properties style:font-name="Times New Roman" officeooo:rsid="000b342d" officeooo:paragraph-rsid="000c2476"/>
    </style:style>
    <style:style style:name="P4" style:family="paragraph" style:parent-style-name="Standard">
      <style:text-properties style:font-name="Times New Roman" officeooo:rsid="000c2476" officeooo:paragraph-rsid="000c2476"/>
    </style:style>
    <style:style style:name="P5" style:family="paragraph" style:parent-style-name="Standard" style:list-style-name="L2">
      <style:text-properties style:font-name="Times New Roman" fo:font-weight="normal" officeooo:rsid="000c2476" officeooo:paragraph-rsid="000c2476"/>
    </style:style>
    <style:style style:name="P6" style:family="paragraph" style:parent-style-name="Standard">
      <style:text-properties style:font-name="Times New Roman" fo:font-weight="normal" officeooo:rsid="000c2476" officeooo:paragraph-rsid="000c2476"/>
    </style:style>
    <style:style style:name="P7" style:family="paragraph" style:parent-style-name="Standard">
      <style:text-properties style:font-name="Times New Roman" fo:font-weight="normal" officeooo:rsid="000c2476" officeooo:paragraph-rsid="000dc3a8"/>
    </style:style>
    <style:style style:name="P8" style:family="paragraph" style:parent-style-name="Standard">
      <style:text-properties style:font-name="Times New Roman" fo:font-weight="bold" style:font-weight-asian="bold" style:font-weight-complex="bold"/>
    </style:style>
    <style:style style:name="P9" style:family="paragraph" style:parent-style-name="Standard">
      <style:text-properties style:font-name="Times New Roman" fo:font-weight="bold" officeooo:rsid="000e6902" officeooo:paragraph-rsid="000e6902" style:font-weight-asian="bold" style:font-weight-complex="bold"/>
    </style:style>
    <style:style style:name="P10" style:family="paragraph" style:parent-style-name="Standard">
      <style:text-properties style:font-name="Times New Roman" fo:font-weight="bold" officeooo:rsid="000fd757" officeooo:paragraph-rsid="000fd757" style:font-weight-asian="bold" style:font-weight-complex="bold"/>
    </style:style>
    <style:style style:name="P11" style:family="paragraph" style:parent-style-name="Standard">
      <style:text-properties style:font-name="Times New Roman"/>
    </style:style>
    <style:style style:name="P12" style:family="paragraph" style:parent-style-name="Text_20_body">
      <style:text-properties style:font-name="Times New Roman" officeooo:rsid="000b342d" officeooo:paragraph-rsid="000b342d"/>
    </style:style>
    <style:style style:name="P13" style:family="paragraph" style:parent-style-name="Text_20_body">
      <style:text-properties style:font-name="Times New Roman"/>
    </style:style>
    <style:style style:name="T1" style:family="text">
      <style:text-properties officeooo:rsid="000b342d"/>
    </style:style>
    <style:style style:name="T2" style:family="text">
      <style:text-properties fo:font-weight="bold" style:font-weight-asian="bold" style:font-weight-complex="bold"/>
    </style:style>
    <style:style style:name="T3" style:family="text">
      <style:text-properties fo:font-weight="bold" officeooo:rsid="000c2476" style:font-weight-asian="bold" style:font-weight-complex="bold"/>
    </style:style>
    <style:style style:name="T4" style:family="text">
      <style:text-properties fo:font-style="italic"/>
    </style:style>
    <style:style style:name="T5" style:family="text">
      <style:text-properties fo:font-style="italic" fo:font-weight="bold"/>
    </style:style>
    <style:style style:name="T6" style:family="text">
      <style:text-properties style:font-name="Footlight MT Light" fo:font-size="12pt"/>
    </style:style>
    <style:style style:name="T7" style:family="text">
      <style:text-properties style:font-name="Footlight MT Light" fo:font-size="12pt" fo:font-weight="bold"/>
    </style:style>
    <style:style style:name="T8" style:family="text">
      <style:text-properties fo:font-size="12pt"/>
    </style:style>
    <style:style style:name="T9" style:family="text">
      <style:text-properties officeooo:rsid="000dc3a8"/>
    </style:style>
    <style:style style:name="T10" style:family="text">
      <style:text-properties fo:color="#ffffff" loext:opacity="100%"/>
    </style:style>
    <style:style style:name="T11" style:family="text">
      <style:text-properties fo:color="#ffffff" loext:opacity="100%" style:font-name="Times New Roman1" fo:font-size="12pt"/>
    </style:style>
    <style:style style:name="T12" style:family="text">
      <style:text-properties fo:color="#ffffff" loext:opacity="100%" style:font-name="Times New Roman1" fo:font-size="12pt" fo:language="sv" fo:country="SE"/>
    </style:style>
    <style:style style:name="T13" style:family="text">
      <style:text-properties fo:color="#ffffff" loext:opacity="100%" style:font-name="Times New Roman1" fo:font-size="12pt" fo:language="sv" fo:country="SE" fo:font-weight="bold"/>
    </style:style>
    <style:style style:name="T14" style:family="text">
      <style:text-properties fo:color="#ffffff" loext:opacity="100%" style:font-name="Times New Roman1" fo:font-size="12pt" fo:language="pt" fo:country="BR"/>
    </style:style>
    <style:style style:name="T15" style:family="text">
      <style:text-properties fo:color="#ffffff" loext:opacity="100%" style:font-name="Times New Roman1" fo:font-size="12pt" fo:language="pt" fo:country="BR" fo:font-weight="bold"/>
    </style:style>
    <style:style style:name="T16" style:family="text">
      <style:text-properties fo:color="#ffffff" loext:opacity="100%" style:font-name="Times New Roman1" fo:font-size="12pt" fo:language="es" fo:country="ES"/>
    </style:style>
    <style:style style:name="T17" style:family="text">
      <style:text-properties fo:color="#ffffff" loext:opacity="100%" style:font-name="Times New Roman1" fo:font-size="12pt" fo:language="es" fo:country="ES" fo:font-weight="bold"/>
    </style:style>
    <style:style style:name="T18" style:family="text">
      <style:text-properties fo:color="#ffffff" loext:opacity="100%" style:font-name="Symbol" fo:font-size="12pt"/>
    </style:style>
    <style:style style:name="T19" style:family="text">
      <style:text-properties fo:color="#ffffff" loext:opacity="100%" style:text-position="-8% 80%"/>
    </style:style>
    <style:style style:name="T20" style:family="text">
      <style:text-properties fo:color="#ffffff" loext:opacity="100%" style:text-position="-8% 80%" style:font-name="Times New Roman1" fo:font-size="12pt"/>
    </style:style>
    <style:style style:name="T21" style:family="text">
      <style:text-properties fo:color="#ffffff" loext:opacity="100%" style:text-position="-8% 80%" style:font-name="Times New Roman1" fo:font-size="12pt" fo:language="pt" fo:country="BR"/>
    </style:style>
    <style:style style:name="T22" style:family="text">
      <style:text-properties fo:color="#ffffff" loext:opacity="100%" style:text-position="-8% 80%" style:font-name="Times New Roman1" fo:font-size="12pt" fo:language="sv" fo:country="SE"/>
    </style:style>
    <style:style style:name="T23" style:family="text">
      <style:text-properties fo:color="#ffffff" loext:opacity="100%" style:text-position="-8% 80%" style:font-name="Times New Roman1" fo:font-size="12pt" fo:language="es" fo:country="ES"/>
    </style:style>
    <style:style style:name="T24" style:family="text">
      <style:text-properties fo:color="#ffffff" loext:opacity="100%" style:text-position="-8% 80%" style:font-name="Symbol" fo:font-size="12pt"/>
    </style:style>
    <style:style style:name="T25" style:family="text">
      <style:text-properties fo:language="sv" fo:country="SE"/>
    </style:style>
    <style:style style:name="T26" style:family="text">
      <style:text-properties fo:language="pt" fo:country="BR"/>
    </style:style>
    <style:style style:name="T27" style:family="text">
      <style:text-properties style:text-position="-8% 80%"/>
    </style:style>
    <style:style style:name="T28" style:family="text">
      <style:text-properties fo:language="es" fo:country="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Nama : Ridho Surya</text:p>
      <text:p text:style-name="P10">Kelas <text:s/>: 7 B</text:p>
      <text:p text:style-name="P1"/>
      <text:p text:style-name="P1"/>
      <text:p text:style-name="P1">1. Definisi Uji Parametris dan Non Parametris.</text:p>
      <text:p text:style-name="P1"/>
      <text:p text:style-name="P2"><text:span text:style-name="T2">Uji Parametris</text:span> adalah statistik yang mendasarkan pada parameter-parameter tertentu, seperti rata-rata, varians dan sebagainya. Biasanya parameter-parameter tersebut diperoleh dari data yang berdistribusi normal. Dalam analisis dengan metode statistik parameterik ada beberapa asumsi yang harus dipenuhi seperti:</text:p>
      <text:p text:style-name="P2"/>
      <text:list xml:id="list1277345049" text:style-name="L1">
        <text:list-item>
          <text:p text:style-name="P3">Variabel penelitian harus mengikuti distribusi normal</text:p>
        </text:list-item>
        <text:list-item>
          <text:p text:style-name="P3">Ukuran sampel memenuhi syarat sesuai dengan besarnya populasi</text:p>
        </text:list-item>
        <text:list-item>
          <text:p text:style-name="P3">Skala pengukuran yang dipakai variabel tersebut adalah skala pengukuran yang paling kuat/maksimum (minimum skala pengukuran interval)</text:p>
        </text:list-item>
      </text:list>
      <text:p text:style-name="P1"/>
      <text:p text:style-name="P12"><text:span text:style-name="T3">Uji</text:span><text:span text:style-name="T2"> non parametrik</text:span> adalah statistik yang bebas sebaran, artinya dapat digunakan untuk segala macam sebaran atau distribusi. Dengan kata lain, metode ini tidak mensyaratkan bahwa data tersebut harus berdistribusi normal dan tidak diperlukan ukuran sampel yang harus memenuhi syarat. </text:p>
      <text:p text:style-name="P13">Uji statistik non parametrik dapat dipakai untuk ukuran sampel kecil, skala pengukuran data mulai dari yang rendah (skala nominal) sampai dengan skala pengukuran rasio.</text:p>
      <text:p text:style-name="P4">2. Perbedaan <text:span text:style-name="T1">Uji Parametris dan Non Parametris.</text:span></text:p>
      <text:p text:style-name="P4"/>
      <text:list xml:id="list1736520270" text:style-name="L2">
        <text:list-item>
          <text:p text:style-name="P5"><text:span text:style-name="T5">Penerapan – </text:span>Penerapan uji parametrik hanya untuk variabel, sedangkan uji non-parametrik berlaku untuk variabel dan atribut.</text:p>
        </text:list-item>
        <text:list-item>
          <text:p text:style-name="P5"><text:span text:style-name="T5">Ukuran tendensi sentral – </text:span>Secara umum, ukuran tendensi sentral dalam uji parametrik adalah <text:span text:style-name="T4">mean</text:span>, sedangkan dalam kasus uji non-parametrik adalah median.</text:p>
        </text:list-item>
        <text:list-item>
          <text:p text:style-name="P5"><text:span text:style-name="T5">Informasi tentang populasi – </text:span>Dalam uji parametrik, terdapat informasi lengkap tentang populasi. Sebaliknya, pada uji nonparametrik, tidak ada informasi tentang populasi.</text:p>
        </text:list-item>
        <text:list-item>
          <text:p text:style-name="P5"><text:span text:style-name="T5">Cara mengukur derajat hubungan antara dua variabel kuantitatif –</text:span> Koefisien korelasi Pearson digunakan dalam uji parametrik, sedangkan uji nonparametrik menggunakan korelasi peringkat spearman.</text:p>
        </text:list-item>
        <text:list-item>
          <text:p text:style-name="P5"><text:span text:style-name="T5">Pengukuran variabel – </text:span>Dalam uji parametrik, diasumsikan bahwa pengukuran variabel kepentingan dilakukan pada tingkat interval atau rasio. Sedangkan pada uji nonparametrik, variabel kepentingan diukur pada skala nominal atau ordinal.</text:p>
        </text:list-item>
      </text:list>
      <text:p text:style-name="P6"/>
      <text:p text:style-name="P7">3. <text:span text:style-name="T9">Contoh soal </text:span><text:span text:style-name="T1">Uji Parametris dan Non Parametris.</text:span></text:p>
      <text:p text:style-name="P7"/>
      <text:p text:style-name="P8">A. Uji Parametris</text:p>
      <text:p text:style-name="P11">Pupuk Urea mempunyai 2 bentuk, yaitu bentuk butiran dan bentuk tablet. Bentuk butiran lebih dulu ada sedangkan bentuk tablet adalah bentuk baru. Diketahui bahwa hasil gabah padi yang dipupuk dengan urea butiran rata-rata 4,0 t/ha. Seorang peneliti yakin bahwa urea tablet lebih baik daripada urea butiran. Kemudian ia melakukan penelitian dengan ulangan n = 30 dan hasilnya adalah sebagai berikut:</text:p>
      <text:p text:style-name="P11">Hasil Gabah padi dalam t/ha</text:p>
      <text:p text:style-name="P11"/>
      <table:table table:name="Table1" table:style-name="Table1">
        <table:table-column table:style-name="Table1.A"/>
        <table:table-column table:style-name="Table1.B" table:number-columns-repeated="8"/>
        <table:table-column table:style-name="Table1.J"/>
        <table:table-row table:style-name="TableLine108231792">
          <table:table-cell table:style-name="Table1.A1" office:value-type="string">
            <text:p text:style-name="P11">4,0</text:p>
          </table:table-cell>
          <table:table-cell table:style-name="Table1.A1" office:value-type="string">
            <text:p text:style-name="P11">5,0</text:p>
          </table:table-cell>
          <table:table-cell table:style-name="Table1.A1" office:value-type="string">
            <text:p text:style-name="P11">6,0</text:p>
          </table:table-cell>
          <table:table-cell table:style-name="Table1.A1" office:value-type="string">
            <text:p text:style-name="P11">4,2</text:p>
          </table:table-cell>
          <table:table-cell table:style-name="Table1.A1" office:value-type="string">
            <text:p text:style-name="P11">3,8</text:p>
          </table:table-cell>
          <table:table-cell table:style-name="Table1.A1" office:value-type="string">
            <text:p text:style-name="P11">6,5</text:p>
          </table:table-cell>
          <table:table-cell table:style-name="Table1.A1" office:value-type="string">
            <text:p text:style-name="P11">4,3</text:p>
          </table:table-cell>
          <table:table-cell table:style-name="Table1.A1" office:value-type="string">
            <text:p text:style-name="P11">4,8</text:p>
          </table:table-cell>
          <table:table-cell table:style-name="Table1.A1" office:value-type="string">
            <text:p text:style-name="P11">4,6</text:p>
          </table:table-cell>
          <table:table-cell table:style-name="Table1.A1" office:value-type="string">
            <text:p text:style-name="P11">4,1</text:p>
          </table:table-cell>
        </table:table-row>
        <table:table-row table:style-name="TableLine108231792">
          <table:table-cell table:style-name="Table1.A1" office:value-type="string">
            <text:p text:style-name="P11">4,9</text:p>
          </table:table-cell>
          <table:table-cell table:style-name="Table1.A1" office:value-type="string">
            <text:p text:style-name="P11">5,2</text:p>
          </table:table-cell>
          <table:table-cell table:style-name="Table1.A1" office:value-type="string">
            <text:p text:style-name="P11">5,7</text:p>
          </table:table-cell>
          <table:table-cell table:style-name="Table1.A1" office:value-type="string">
            <text:p text:style-name="P11">3,9</text:p>
          </table:table-cell>
          <table:table-cell table:style-name="Table1.A1" office:value-type="string">
            <text:p text:style-name="P11">4,0</text:p>
          </table:table-cell>
          <table:table-cell table:style-name="Table1.A1" office:value-type="string">
            <text:p text:style-name="P11">5,8</text:p>
          </table:table-cell>
          <table:table-cell table:style-name="Table1.A1" office:value-type="string">
            <text:p text:style-name="P11">6,2</text:p>
          </table:table-cell>
          <table:table-cell table:style-name="Table1.A1" office:value-type="string">
            <text:p text:style-name="P11">6,4</text:p>
          </table:table-cell>
          <table:table-cell table:style-name="Table1.A1" office:value-type="string">
            <text:p text:style-name="P11">5,4</text:p>
          </table:table-cell>
          <table:table-cell table:style-name="Table1.A1" office:value-type="string">
            <text:p text:style-name="P11">4,6</text:p>
          </table:table-cell>
        </table:table-row>
        <table:table-row table:style-name="TableLine108231792">
          <table:table-cell table:style-name="Table1.A1" office:value-type="string">
            <text:p text:style-name="P11">5,1</text:p>
          </table:table-cell>
          <table:table-cell table:style-name="Table1.A1" office:value-type="string">
            <text:p text:style-name="P11">4,8</text:p>
          </table:table-cell>
          <table:table-cell table:style-name="Table1.A1" office:value-type="string">
            <text:p text:style-name="P11">4,6</text:p>
          </table:table-cell>
          <table:table-cell table:style-name="Table1.A1" office:value-type="string">
            <text:p text:style-name="P11">4,2</text:p>
          </table:table-cell>
          <table:table-cell table:style-name="Table1.A1" office:value-type="string">
            <text:p text:style-name="P11">4,7</text:p>
          </table:table-cell>
          <table:table-cell table:style-name="Table1.A1" office:value-type="string">
            <text:p text:style-name="P11">5,4</text:p>
          </table:table-cell>
          <table:table-cell table:style-name="Table1.A1" office:value-type="string">
            <text:p text:style-name="P11">5,2</text:p>
          </table:table-cell>
          <table:table-cell table:style-name="Table1.A1" office:value-type="string">
            <text:p text:style-name="P11">5,8</text:p>
          </table:table-cell>
          <table:table-cell table:style-name="Table1.A1" office:value-type="string">
            <text:p text:style-name="P11">3,9</text:p>
          </table:table-cell>
          <table:table-cell table:style-name="Table1.A1" office:value-type="string">
            <text:p text:style-name="P11">4,7</text:p>
          </table:table-cell>
        </table:table-row>
      </table:table>
      <text:p text:style-name="P11"><text:soft-page-break/></text:p>
      <text:p text:style-name="P8">Hipotesis</text:p>
      <text:p text:style-name="P11">H0 : = (rata-rata hasil gabah padi yang dipupuk dengan pupuk urea tablet sama dengan padi yang dipupuk dengan urea butiran) </text:p>
      <text:p text:style-name="P11">HA:&gt; (rata-rata hasil gabah padi yang dipupuk dengan pupuk urea tablet lebih tinggi dari padi yang dipupuk dengan urea butiran)</text:p>
      <text:p text:style-name="P11">Analisis</text:p>
      <text:p text:style-name="P11">= 4,0 t/h</text:p>
      <text:p text:style-name="P11">= 4,9 t/h</text:p>
      <text:p text:style-name="P11">S = 0,78 digunakan sebagai estimasi σ</text:p>
      <text:p text:style-name="P11">Zhit = (yt – yb)/(σ/√n) = (4,0 – 4,9)/(0,78/√30 = – 6,4286</text:p>
      <text:p text:style-name="P11">Ztabel = Zα= Z0,05 = 1,645</text:p>
      <text:p text:style-name="P11">Kriteria Pengambilan Kesimpulan</text:p>
      <text:p text:style-name="P11">Jika |Zhit| &lt; |Ztabel|, maka terima H0</text:p>
      <text:p text:style-name="P11">Jika |Zhit| ≥ |Ztabel|, maka tolak H0 alias terima HA</text:p>
      <text:p text:style-name="P11">Kesimpulan</text:p>
      <text:p text:style-name="P11">Karena harga |Zhit| = 6,4286 &gt; harga |Ztabel |= 1,645, maka tolak H0 alias terima HA </text:p>
      <text:p text:style-name="P11">Jadi, rata-rata hasil gabah padi yang dipupuk dengan pupuk urea tablet nyata lebih tinggi dari padi yang dipupuk dengan urea butiran.</text:p>
      <text:p text:style-name="P11"/>
      <text:p text:style-name="P9">B. <text:span text:style-name="T1">Non Parametris</text:span></text:p>
      <text:p text:style-name="P9"/>
      <text:p text:style-name="P11"><text:span text:style-name="T25">Sebuah alat pencukur rambut dapat digunakan sebelum dicharge lamanya (jam) adalah : 1.5; 2.2; 0.9; 1.3; 2.0; 1.6; 1.8; 1.5; 2.0; 1.2; dan 1.7. Ujilah hipotesis dengan </text:span>a <text:span text:style-name="T25">= 5% bahwa alat tersebut rata-rata dapat digunakan 1.8 jam sebelum dicharge</text:span></text:p>
      <text:p text:style-name="P11">Penyelesaian :</text:p>
      <text:p text:style-name="P11"><text:span text:style-name="T26">1.</text:span> <text:span text:style-name="T26">H0 : </text:span>m <text:span text:style-name="T26">= </text:span>1.8 </text:p>
      <text:p text:style-name="P11"><text:span text:style-name="T25">2.</text:span> <text:span text:style-name="T25">H1 : </text:span>m ≠ <text:span text:style-name="T25">1.8 </text:span></text:p>
      <text:p text:style-name="P11"><text:span text:style-name="T25">3. </text:span>a <text:span text:style-name="T25">= 0.05</text:span></text:p>
      <text:p text:style-name="P11"><text:span text:style-name="T25">4.</text:span> <text:span text:style-name="T25">Wilayah kritik : x ≤ k</text:span>a<text:span text:style-name="T25">/2</text:span>’<text:span text:style-name="T25">; x ≥ k</text:span>a<text:span text:style-name="T25">/2</text:span> <text:span text:style-name="T25">dengan x menya-takan banyaknya tanda plus</text:span></text:p>
      <text:p text:style-name="P11">Tabel A2 —- k0.025’ = 1, k0.025 = 9 </text:p>
      <text:p text:style-name="P11"><text:span text:style-name="T25">5.</text:span> <text:span text:style-name="T25">Pengamatan diganti tanda + jika &gt; 1.8, tanda – jika &lt; 1.8, dikeluarkan jika = 1.8; sehingga diperoleh :</text:span></text:p>
      <text:p text:style-name="P11">- + – - + – - + – -</text:p>
      <text:p text:style-name="P11">n = 10 dan x = 3</text:p>
      <text:p text:style-name="P11"><text:span text:style-name="T28">6.</text:span> <text:span text:style-name="T28">Keputusan : terima H0 </text:spa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ootlight MT Light" svg:font-family="'Footlight MT Ligh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5T13:27:51.808715995</meta:creation-date>
    <dc:date>2022-10-15T15:24:32.416370541</dc:date>
    <meta:editing-duration>PT1M53S</meta:editing-duration>
    <meta:editing-cycles>1</meta:editing-cycles>
    <meta:document-statistic meta:table-count="1" meta:image-count="0" meta:object-count="0" meta:page-count="2" meta:paragraph-count="76" meta:word-count="623" meta:character-count="3945" meta:non-whitespace-character-count="3386"/>
    <meta:generator>LibreOffice/7.3.4.2$Linux_X86_64 LibreOffice_project/728fec16bd5f605073805c3c9e7c4212a0120dc5</meta:generator>
  </office:meta>
</office:document-meta>
</file>